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/>
          <table:table-cell table:style-name="ce1" office:value-type="string" calcext:value-type="string">
            <text:p>Nombre 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Info de raza </text:p>
          </table:table-cell>
        </table:table-row>
        <table:table-row table:style-name="ro1">
          <table:table-cell/>
          <table:table-cell office:value-type="string" calcext:value-type="string">
            <text:p>Husk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lden Retriev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rado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ag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lldo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huahu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od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chshun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ttweil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ulldogs Frances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merania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cker Spaniel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h Tz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x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order Coll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hnauz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stores Alema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it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oyed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ba In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asset Houn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order Terrier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1:25:38.197000000</meta:creation-date>
    <dc:date>2025-05-11T21:32:51.821000000</dc:date>
    <meta:editing-duration>PT7M14S</meta:editing-duration>
    <meta:editing-cycles>1</meta:editing-cycles>
    <meta:document-statistic meta:table-count="1" meta:cell-count="27" meta:object-count="0"/>
    <meta:generator>LibreOffice/24.8.6.2$Windows_X86_64 LibreOffice_project/6d98ba145e9a8a39fc57bcc76981d1fb1316c60c</meta:generator>
  </office:meta>
</office:document-meta>
</file>